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5c5" officeooo:paragraph-rsid="0014b5c5"/>
    </style:style>
    <style:style style:name="P2" style:family="paragraph" style:parent-style-name="Standard" style:list-style-name="L1">
      <style:text-properties officeooo:rsid="0014b5c5" officeooo:paragraph-rsid="0014b5c5"/>
    </style:style>
    <style:style style:name="P3" style:family="paragraph" style:parent-style-name="Standard" style:list-style-name="L1">
      <style:text-properties officeooo:rsid="0014cc6a" officeooo:paragraph-rsid="0014cc6a"/>
    </style:style>
    <style:style style:name="P4" style:family="paragraph" style:parent-style-name="Standard">
      <style:text-properties officeooo:rsid="0014cc6a" officeooo:paragraph-rsid="0014cc6a"/>
    </style:style>
    <style:style style:name="P5" style:family="paragraph" style:parent-style-name="Standard" style:list-style-name="L1">
      <style:text-properties fo:font-size="12pt" officeooo:paragraph-rsid="0014cc6a"/>
    </style:style>
    <style:style style:name="P6" style:family="paragraph" style:parent-style-name="Standard" style:list-style-name="L1">
      <style:text-properties fo:font-size="12pt" officeooo:rsid="0014b5c5" officeooo:paragraph-rsid="0014b5c5" style:font-size-asian="12pt" style:font-size-complex="12pt"/>
    </style:style>
    <style:style style:name="P7" style:family="paragraph" style:parent-style-name="Standard" style:list-style-name="L1">
      <style:text-properties fo:font-size="14pt" fo:font-weight="bold" officeooo:rsid="0014cc6a" officeooo:paragraph-rsid="0014cc6a" style:font-weight-asian="bold" style:font-weight-complex="bold"/>
    </style:style>
    <style:style style:name="P8" style:family="paragraph" style:parent-style-name="Standard" style:list-style-name="L1">
      <style:text-properties fo:font-size="14pt" fo:font-weight="bold" officeooo:rsid="0014b5c5" officeooo:paragraph-rsid="0014b5c5" style:font-weight-asian="bold" style:font-weight-complex="bold"/>
    </style:style>
    <style:style style:name="P9" style:family="paragraph" style:parent-style-name="Standard">
      <style:text-properties officeooo:rsid="00162403" officeooo:paragraph-rsid="00162403"/>
    </style:style>
    <style:style style:name="P10" style:family="paragraph" style:parent-style-name="Standard" style:list-style-name="L2">
      <style:text-properties officeooo:rsid="00162403" officeooo:paragraph-rsid="00162403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4cc6a"/>
    </style:style>
    <style:style style:name="T4" style:family="text">
      <style:text-properties officeooo:rsid="0014cc6a"/>
    </style:style>
    <style:style style:name="T5" style:family="text">
      <style:text-properties fo:font-size="10pt" style:text-underline-style="solid" style:text-underline-width="auto" style:text-underline-color="font-color" officeooo:rsid="0014cc6a"/>
    </style:style>
    <style:style style:name="T6" style:family="text">
      <style:text-properties fo:font-size="10pt" officeooo:rsid="0014c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rammaire :</text:p>
      <text:list xml:id="list2426207864454640124" text:style-name="L1">
        <text:list-item>
          <text:p text:style-name="P8">Diphtongue</text:p>
          <text:list>
            <text:list-item>
              <text:p text:style-name="P2">o → ue ; e → ie</text:p>
            </text:list-item>
            <text:list-item>
              <text:p text:style-name="P2">1<text:span text:style-name="T1">re</text:span> sing, 2<text:span text:style-name="T1">e</text:span> sing, 3<text:span text:style-name="T1">e</text:span> sing, 3<text:span text:style-name="T1">e</text:span> plur</text:p>
              <text:p text:style-name="P2">Mnémotechnique : 1236</text:p>
              <text:list>
                <text:list-item>
                  <text:p text:style-name="P6">M<text:span text:style-name="T2">o</text:span>strar</text:p>
                  <text:list>
                    <text:list-header>
                      <text:p text:style-name="P6">M<text:span text:style-name="T2">ue</text:span>stra</text:p>
                      <text:p text:style-name="P6">M<text:span text:style-name="T2">ue</text:span>stras</text:p>
                      <text:p text:style-name="P6">M<text:span text:style-name="T2">ue</text:span>stra</text:p>
                      <text:p text:style-name="P6">Mostramos</text:p>
                      <text:p text:style-name="P6">Mostráis</text:p>
                      <text:p text:style-name="P6">M<text:span text:style-name="T2">ue</text:span>stran</text:p>
                    </text:list-header>
                  </text:list>
                </text:list-item>
                <text:list-item>
                  <text:p text:style-name="P6">Pref<text:span text:style-name="T2">e</text:span>rir</text:p>
                  <text:list>
                    <text:list-header>
                      <text:p text:style-name="P6">Pref<text:span text:style-name="T2">ie</text:span>ro</text:p>
                      <text:p text:style-name="P6">Pref<text:span text:style-name="T2">ie</text:span>res</text:p>
                      <text:p text:style-name="P6">Pref<text:span text:style-name="T2">ie</text:span>re</text:p>
                      <text:p text:style-name="P6">Preferimos</text:p>
                      <text:p text:style-name="P6">Preferís</text:p>
                      <text:p text:style-name="P6">Pref<text:span text:style-name="T2">ie</text:span>ren</text:p>
                    </text:list-header>
                  </text:list>
                </text:list-item>
              </text:list>
            </text:list-item>
          </text:list>
          <text:p text:style-name="P3"/>
        </text:list-item>
        <text:list-item>
          <text:p text:style-name="P7">Accent tonique</text:p>
          <text:list>
            <text:list-item>
              <text:p text:style-name="P3">Mot terminé par une voyelle ou N ou S</text:p>
              <text:list>
                <text:list-item>
                  <text:p text:style-name="P3">Accentuation à l’avant-dernière syllabe</text:p>
                  <text:list>
                    <text:list-item>
                      <text:p text:style-name="P5"><text:span text:style-name="T4">El desarr</text:span><text:span text:style-name="T3">o</text:span><text:span text:style-name="T4">llo</text:span></text:p>
                    </text:list-item>
                  </text:list>
                </text:list-item>
              </text:list>
            </text:list-item>
            <text:list-item>
              <text:p text:style-name="P3">Mot terminé par une consonne (dont Y) sauf N et S</text:p>
              <text:list>
                <text:list-item>
                  <text:p text:style-name="P3">Accentuation à la dernière syllabe</text:p>
                  <text:list>
                    <text:list-item>
                      <text:p text:style-name="P3">Degrad<text:span text:style-name="T2">a</text:span>r</text:p>
                    </text:list-item>
                    <text:list-item>
                      <text:p text:style-name="P3">Estoy</text:p>
                    </text:list-item>
                  </text:list>
                </text:list-item>
              </text:list>
            </text:list-item>
            <text:list-item>
              <text:p text:style-name="P3">Les mots qui ne suivent pas ces règles</text:p>
              <text:list>
                <text:list-item>
                  <text:p text:style-name="P3">Accent écrit</text:p>
                  <text:list>
                    <text:list-item>
                      <text:p text:style-name="P3">Un <text:span text:style-name="T2">á</text:span>rbol</text:p>
                    </text:list-item>
                    <text:list-item>
                      <text:p text:style-name="P3">-ión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9">Vocabulaire :</text:p>
      <text:list xml:id="list1253524216742939891" text:style-name="L2">
        <text:list-item>
          <text:p text:style-name="P10">esta = déterminant démonstratif</text:p>
          <text:p text:style-name="P10">está = verbe</text:p>
          <text:p text:style-name="P10">ésta = pronom démonstrati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8:36:58.803000000</meta:creation-date>
    <dc:date>2018-09-21T09:10:48.320000000</dc:date>
    <meta:editing-duration>PT33M47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6" meta:word-count="130" meta:character-count="583" meta:non-whitespace-character-count="522"/>
  </office:meta>
</office:document-meta>
</file>